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ignika" svg:font-family="Signik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70138" style:font-weight-asian="bold" style:font-weight-complex="bold"/>
    </style:style>
    <style:style style:name="P3" style:family="paragraph" style:parent-style-name="Standard">
      <style:text-properties fo:font-weight="bold" officeooo:rsid="001b93a0" officeooo:paragraph-rsid="001b93a0" style:font-weight-asian="bold" style:font-weight-complex="bold"/>
    </style:style>
    <style:style style:name="P4" style:family="paragraph" style:parent-style-name="Standard">
      <style:text-properties officeooo:paragraph-rsid="00170c4b"/>
    </style:style>
    <style:style style:name="P5" style:family="paragraph" style:parent-style-name="Standard" style:list-style-name="L1">
      <style:text-properties officeooo:paragraph-rsid="00170c4b"/>
    </style:style>
    <style:style style:name="P6" style:family="paragraph" style:parent-style-name="Standard" style:list-style-name="L2">
      <style:text-properties officeooo:paragraph-rsid="00170c4b"/>
    </style:style>
    <style:style style:name="P7" style:family="paragraph" style:parent-style-name="Standard">
      <style:text-properties officeooo:paragraph-rsid="0018e0dc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3">
      <style:text-properties officeooo:paragraph-rsid="0018e0dc"/>
    </style:style>
    <style:style style:name="P10" style:family="paragraph" style:parent-style-name="Standard" style:list-style-name="L5">
      <style:text-properties officeooo:paragraph-rsid="0018e0dc"/>
    </style:style>
    <style:style style:name="P11" style:family="paragraph" style:parent-style-name="Standard" style:list-style-name="L6">
      <style:text-properties officeooo:paragraph-rsid="0018e0dc"/>
    </style:style>
    <style:style style:name="P12" style:family="paragraph" style:parent-style-name="Standard">
      <style:text-properties officeooo:paragraph-rsid="001ab4e8"/>
    </style:style>
    <style:style style:name="P13" style:family="paragraph" style:parent-style-name="Standard">
      <style:text-properties officeooo:rsid="001b93a0" officeooo:paragraph-rsid="001b93a0"/>
    </style:style>
    <style:style style:name="P14" style:family="paragraph" style:parent-style-name="Standard">
      <style:text-properties officeooo:paragraph-rsid="001b93a0"/>
    </style:style>
    <style:style style:name="T1" style:family="text">
      <style:text-properties officeooo:rsid="00170138"/>
    </style:style>
    <style:style style:name="T2" style:family="text">
      <style:text-properties officeooo:rsid="00170c4b"/>
    </style:style>
    <style:style style:name="T3" style:family="text">
      <style:text-properties officeooo:rsid="0018e0dc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8e0dc" style:font-size-asian="12pt" style:font-size-complex="12pt"/>
    </style:style>
    <style:style style:name="T8" style:family="text">
      <style:text-properties fo:font-size="12pt" officeooo:rsid="00170138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8e0dc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70138" style:font-size-asian="12pt" style:font-weight-asian="normal" style:font-size-complex="12pt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e0dc" style:font-size-asian="12pt" style:font-weight-asian="bold" style:font-size-complex="12pt" style:font-weight-complex="bold"/>
    </style:style>
    <style:style style:name="T14" style:family="text">
      <style:text-properties fo:font-weight="normal" officeooo:rsid="0018e0dc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b93a0" style:font-weight-asian="bold" style:font-weight-complex="bold"/>
    </style:style>
    <style:style style:name="T17" style:family="text">
      <style:text-properties officeooo:rsid="001ab4e8"/>
    </style:style>
    <style:style style:name="T18" style:family="text">
      <style:text-properties officeooo:rsid="001b93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empresa Chorizos Pepe S.L ha decidido contratarte para que le recomiendes la</text:p>
      <text:p text:style-name="P1">compra de una serie de dispositivos periféricos, para varios departamentos y usuarios.</text:p>
      <text:p text:style-name="P1"/>
      <text:p text:style-name="P2">Por tanto, para cada uno de los casos siguientes, debes indicar:</text:p>
      <text:p text:style-name="P2"/>
      <text:p text:style-name="P2"> Qué periférico usarías, indicando el precio de cada uno.</text:p>
      <text:p text:style-name="P1"/>
      <text:p text:style-name="P1"> Por qué eliges cada componente.</text:p>
      <text:p text:style-name="P1"/>
      <text:p text:style-name="P1"> Precio total del equipo.</text:p>
      <text:p text:style-name="P1"/>
      <text:p text:style-name="P1">Concretamente los equipos necesarios son los siguientes:</text:p>
      <text:p text:style-name="P1"/>
      <text:p text:style-name="P1">1. Monitor, teclado y ratón para equipos de oficina.</text:p>
      <text:p text:style-name="P4"/>
      <text:list xml:id="list2392391808" text:style-name="L1">
        <text:list-item>
          <text:p text:style-name="P5">MONITOR 19.5" ACER 206HQLAB 1600X900 NEGRO <text:s text:c="4"/><text:a xlink:type="simple" xlink:href="https://www.pcbox.com/productos/acer1849/monitor-195-acer-206hqlab-1600x900" text:style-name="Internet_20_link" text:visited-style-name="Visited_20_Internet_20_Link">https://www.pcbox.com/productos/acer1849/monitor-195-acer-206hqlab-1600x900</text:a> <text:span text:style-name="T1">(70,77€)</text:span></text:p>
        </text:list-item>
      </text:list>
      <text:p text:style-name="P4"/>
      <text:list xml:id="list142002022213752" text:continue-numbering="true" text:style-name="L1">
        <text:list-item>
          <text:p text:style-name="P5">RATON LOGITECH OPTICO M90 USB <text:s text:c="3"/><text:a xlink:type="simple" xlink:href="https://www.pcbox.com/productos/log690/raton-logitech-optico-m90-usb" text:style-name="Internet_20_link" text:visited-style-name="Visited_20_Internet_20_Link">https://www.pcbox.com/productos/log690/raton-logitech-optico-m90-usb</text:a> <text:span text:style-name="T2">(8,62</text:span><text:span text:style-name="T1">€</text:span><text:span text:style-name="T2">)</text:span></text:p>
        </text:list-item>
      </text:list>
      <text:p text:style-name="P4"/>
      <text:list xml:id="list142000441343378" text:continue-numbering="true" text:style-name="L1">
        <text:list-item>
          <text:p text:style-name="P5">TECLADO LOGITECH K120 FOR BUSINESS OEM NEGRO <text:a xlink:type="simple" xlink:href="https://www.pcbox.com/productos/log735/teclado-logitech-k120-for-business" text:style-name="Internet_20_link" text:visited-style-name="Visited_20_Internet_20_Link">https://www.pcbox.com/productos/log735/teclado-logitech-k120-for-business</text:a> <text:s text:c="2"/><text:span text:style-name="T2">(13,95</text:span><text:span text:style-name="T1">€</text:span><text:span text:style-name="T2">)</text:span> </text:p>
        </text:list-item>
      </text:list>
      <text:p text:style-name="P4"/>
      <text:p text:style-name="P14"><text:span text:style-name="T16">TOTAL:</text:span><text:span text:style-name="T18"> <text:s/>93,34</text:span><text:span text:style-name="T1">€</text:span></text:p>
      <text:p text:style-name="Standard"/>
      <text:p text:style-name="Standard"/>
      <text:p text:style-name="P1">2. Monitor, teclado y ratón para el equipo de juegos del hijo del jefe.</text:p>
      <text:p text:style-name="Standard"/>
      <text:list xml:id="list2999731189" text:style-name="L2">
        <text:list-item>
          <text:p text:style-name="P6">BENQ EW2480 - 23.8" LED IPS FHD HDRi HDMI FreeSync <text:s text:c="3"/><text:a xlink:type="simple" xlink:href="https://www.pcbox.com/productos/benq957/benq-ew2480---238-led" text:style-name="Internet_20_link" text:visited-style-name="Visited_20_Internet_20_Link">https://www.pcbox.com/productos/benq957/benq-ew2480---238-led</text:a> <text:span text:style-name="T2">(147,29</text:span><text:span text:style-name="T1">€</text:span><text:span text:style-name="T2">)</text:span></text:p>
        </text:list-item>
      </text:list>
      <text:p text:style-name="P4"/>
      <text:list xml:id="list142001853324678" text:continue-numbering="true" text:style-name="L2">
        <text:list-item>
          <text:p text:style-name="P6">RATON TACENS MARS GAMING MM3 16400DPI <text:s text:c="6"/><text:a xlink:type="simple" xlink:href="https://www.pcbox.com/productos/mrs26/raton-tacens-mars-gaming-mm3" text:style-name="Internet_20_link" text:visited-style-name="Visited_20_Internet_20_Link">https://www.pcbox.com/productos/mrs26/raton-tacens-mars-gaming-mm3</text:a> <text:span text:style-name="T2">(23,99</text:span><text:span text:style-name="T1">€</text:span><text:span text:style-name="T2">)</text:span></text:p>
        </text:list-item>
      </text:list>
      <text:p text:style-name="P4"/>
      <text:list xml:id="list142001465774270" text:continue-numbering="true" text:style-name="L2">
        <text:list-item>
          <text:p text:style-name="P6">TECLADO NETWAY GAMING TITAN RODEX <text:a xlink:type="simple" xlink:href="https://www.pcbox.com/productos/nw2361/teclado-netway-gaming-titan-rodex" text:style-name="Internet_20_link" text:visited-style-name="Visited_20_Internet_20_Link">https://www.pcbox.com/productos/nw2361/teclado-netway-gaming-titan-rodex</text:a> <text:span text:style-name="T2">(49,99</text:span><text:span text:style-name="T1">€</text:span><text:span text:style-name="T2">)</text:span></text:p>
        </text:list-item>
      </text:list>
      <text:p text:style-name="P4"/>
      <text:p text:style-name="P4"/>
      <text:p text:style-name="P3">TOTAL: <text:s/>221,27<text:span text:style-name="T11">€</text:span></text:p>
      <text:p text:style-name="Standard"/>
      <text:p text:style-name="P1">3. Tarjeta de audio para el equipo del hijo del jefe.</text:p>
      <text:p text:style-name="P1"/>
      <text:list xml:id="list4182606537" text:style-name="L3">
        <text:list-item>
          <text:p text:style-name="P9">TARJETA DE SONIDO APPROX APPPCIE51 5.1 PCI-E <text:a xlink:type="simple" xlink:href="https://www.pcbox.com/productos/aqp380/tarjeta-de-sonido-approx-apppcie51" text:style-name="Internet_20_link" text:visited-style-name="Visited_20_Internet_20_Link">https://www.pcbox.com/productos/aqp380/tarjeta-de-sonido-approx-apppcie51</text:a> <text:span text:style-name="T3">(23,35</text:span><text:span text:style-name="T1">€</text:span><text:span text:style-name="T3">)</text:span></text:p>
        </text:list-item>
      </text:list>
      <text:p text:style-name="P7"/>
      <text:p text:style-name="P13"><text:span text:style-name="T15">TOTAL: </text:span><text:s/><text:span text:style-name="T3">23,35</text:span><text:span text:style-name="T1">€</text:span></text:p>
      <text:p text:style-name="Standard"/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oft-page-break/><text:span text:style-name="T15">4. Una impresora para uso personal del jefe.</text:span></text:p>
      <text:p text:style-name="P7"><text:span text:style-name="T5"/></text:p>
      <text:list xml:id="list3448456891" text:style-name="L5">
        <text:list-item>
          <text:p text:style-name="P10"><text:span text:style-name="T4">IMPRESORA HP OFFICEJET PRO 7730 </text:span><text:a xlink:type="simple" xlink:href="https://www.pcbox.com/productos/hp9305/impresora-hp-officejet-pro-7730" text:style-name="Internet_20_link" text:visited-style-name="Visited_20_Internet_20_Link"><text:span text:style-name="T9">https://www.pcbox.com/productos/hp9305/impresora-hp-officejet-pro-7730</text:span></text:a><text:span text:style-name="T6"> </text:span><text:span text:style-name="T10">(219</text:span><text:span text:style-name="T11">€</text:span><text:span text:style-name="T10">)</text:span></text:p>
        </text:list-item>
      </text:list>
      <text:p text:style-name="P7"><text:span text:style-name="T10"/></text:p>
      <text:p text:style-name="P13"><text:span text:style-name="T13">T</text:span><text:span text:style-name="T12">OTAL:</text:span><text:span text:style-name="T9"> <text:s/></text:span><text:span text:style-name="T10">219</text:span><text:span text:style-name="T11">€</text:span></text:p>
      <text:p text:style-name="P13"><text:span text:style-name="T9"/></text:p>
      <text:p text:style-name="P1">5. Una impresora con escáner para el uso común de 10 empleados de la oficina.</text:p>
      <text:p text:style-name="Standard"/>
      <text:list xml:id="list3998448211" text:style-name="L6">
        <text:list-item>
          <text:p text:style-name="P11">IMPRESORA HP OFFICEJET PRO 7740 MULTIFUNCIONAL <text:s/><text:a xlink:type="simple" xlink:href="https://www.pcbox.com/productos/hp8986/impresora-hp-officejet-pro-7740" text:style-name="Internet_20_link" text:visited-style-name="Visited_20_Internet_20_Link">https://www.pcbox.com/productos/hp8986/impresora-hp-officejet-pro-7740</text:a> <text:s/><text:span text:style-name="T3">(229</text:span><text:span text:style-name="T8">€</text:span><text:span text:style-name="T3">)</text:span></text:p>
        </text:list-item>
      </text:list>
      <text:p text:style-name="Standard"/>
      <text:p text:style-name="P3">TOTAL: <text:s text:c="2"/><text:span text:style-name="T14">229</text:span><text:span text:style-name="T11">€</text:span></text:p>
      <text:p text:style-name="P1"/>
      <text:p text:style-name="P1">6. Una impresora con escáner para el uso común de 50 empleados de la oficina.</text:p>
      <text:p text:style-name="Standard"/>
      <text:p text:style-name="P12">IMPRESORA BROTHER MFC-L3770CDW MULTIFUNCIONAL LASER COLOR <text:s/><text:a xlink:type="simple" xlink:href="https://www.pcbox.com/productos/brt1546/impresora-brother-mfc-l3770cdw-multifuncional" text:style-name="Internet_20_link" text:visited-style-name="Visited_20_Internet_20_Link">https://www.pcbox.com/productos/brt1546/impresora-brother-mfc-l3770cdw-multifuncional</text:a> <text:span text:style-name="T17">(490,93</text:span><text:span text:style-name="T8">€</text:span><text:span text:style-name="T17">)</text:span></text:p>
      <text:p text:style-name="Standard"/>
      <text:p text:style-name="P13"><text:span text:style-name="T15">TOTAL: <text:s/></text:span><text:s/><text:span text:style-name="T17">490,93</text:span><text:span text:style-name="T8">€</text:span></text:p>
      <text:p text:style-name="Standard"/>
      <text:p text:style-name="P1">Notas importantes:</text:p>
      <text:p text:style-name="P1"/>
      <text:p text:style-name="P1"> Debes tener en cuenta que cuanto menor sea el presupuesto final que presentes,</text:p>
      <text:p text:style-name="P1">más posibilidades tendrás de que te contraten otra vez en el futuro.</text:p>
      <text:p text:style-name="P1"/>
      <text:p text:style-name="P1"> Para ver el precio y características de cada elemento, puedes entrar en la página</text:p>
      <text:p text:style-name="P1">web <text:a xlink:type="simple" xlink:href="file:///C:/Users/david/OneDrive/Documents/www.%20pccomponentes%20.es." text:style-name="Internet_20_link" text:visited-style-name="Visited_20_Internet_20_Link">www. pccomponentes .es.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ignika" svg:font-family="Signik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2:58:38.607000000</meta:creation-date>
    <dc:date>2020-05-20T14:20:00.097000000</dc:date>
    <meta:editing-duration>PT29M29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34" meta:word-count="288" meta:character-count="2390" meta:non-whitespace-character-count="2116"/>
  </office:meta>
</office:document-meta>
</file>